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36.044cm" fo:min-width="38.063cm" fo:wrap-option="wrap" loext:decorative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30.574cm" fo:min-width="32.324cm" fo:wrap-option="wrap" loext:decorative="false"/>
    </style:style>
    <style:style style:name="gr3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8.244cm" fo:min-width="9.72cm" fo:padding-top="0.375cm" fo:padding-bottom="0.375cm" fo:padding-left="0.5cm" fo:padding-right="0.5cm" fo:wrap-option="wrap" loext:decorative="false"/>
    </style:style>
    <style:style style:name="gr4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9.03cm" fo:min-width="9.72cm" fo:padding-top="0.375cm" fo:padding-bottom="0.375cm" fo:padding-left="0.5cm" fo:padding-right="0.5cm" fo:wrap-option="wrap" loext:decorative="false"/>
    </style:style>
    <style:style style:name="gr5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18.197cm" fo:min-width="18.473cm" fo:padding-top="0.375cm" fo:padding-bottom="0.375cm" fo:padding-left="0.5cm" fo:padding-right="0.5cm" fo:wrap-option="wrap" loext:decorative="false"/>
    </style:style>
    <style:style style:name="gr6" style:family="graphic" style:parent-style-name="standard">
      <style:graphic-properties svg:stroke-width="0.2cm" svg:stroke-color="#ffffff" draw:marker-start-width="0.5cm" draw:marker-end-width="0.5cm" draw:fill="none" loext:fill-use-slide-background="false" draw:textarea-horizontal-align="justify" draw:textarea-vertical-align="middle" draw:auto-grow-height="false" fo:min-height="9.873cm" fo:min-width="9.622cm" fo:padding-top="0.225cm" fo:padding-bottom="0.225cm" fo:padding-left="0.35cm" fo:padding-right="0.35cm" fo:wrap-option="wrap" loext:decorative="false"/>
    </style:style>
    <style:style style:name="gr7" style:family="graphic" style:parent-style-name="standard">
      <style:graphic-properties svg:stroke-width="0.5cm" svg:stroke-color="#ffffff" draw:marker-start-width="0.95cm" draw:marker-end-width="0.95cm" draw:fill="none" loext:fill-use-slide-background="false" draw:textarea-horizontal-align="justify" draw:textarea-vertical-align="middle" draw:auto-grow-height="false" fo:min-height="8.244cm" fo:min-width="18.482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563cm" svg:height="36.294cm" svg:x="1.562cm" svg:y="4.6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2.824cm" svg:height="30.824cm" svg:x="4.498cm" svg:y="7.3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2cm" svg:height="8.994cm" svg:x="25.127cm" svg:y="8.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72cm" svg:height="9.78cm" svg:x="25.127cm" svg:y="17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72cm" svg:height="8.994cm" svg:x="25.127cm" svg:y="27.6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9.473cm" svg:height="18.947cm" svg:x="5.699cm" svg:y="8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4.596cm" svg:height="14.597cm" svg:x="8.05cm" svg:y="10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9.482cm" svg:height="8.994cm" svg:x="5.699cm" svg:y="27.6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17:38.145595783</meta:creation-date>
    <dc:date>2024-05-11T18:52:47.030971069</dc:date>
    <meta:editing-duration>PT49M36S</meta:editing-duration>
    <meta:editing-cycles>3</meta:editing-cycles>
    <meta:generator>LibreOffice/24.2.2.2$MacOSX_X86_64 LibreOffice_project/d56cc158d8a96260b836f100ef4b4ef25d6f1a01</meta:generator>
    <meta:document-statistic meta:object-count="8"/>
  </office:meta>
</office:document-meta>
</file>